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40000000300309323F6FDEDE4C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37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.593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9.796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2.389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loext:graphic-properties draw:fill-color="#ffffff"/>
      <style:paragraph-properties fo:text-align="start"/>
      <style:text-properties style:font-name="Ubuntu" fo:font-size="20pt" style:text-underline-style="none" style:font-size-asian="20pt" style:font-size-complex="20pt"/>
    </style:style>
    <style:style style:name="P13" style:family="paragraph">
      <loext:graphic-properties draw:fill-color="#ffffff"/>
      <style:paragraph-properties fo:text-align="center"/>
      <style:text-properties style:font-name="Ubuntu" fo:font-size="32pt" style:text-underline-style="none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color="#800000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8" style:family="paragraph">
      <loext:graphic-properties draw:fill="none" draw:fill-color="#ffffff"/>
      <style:paragraph-properties fo:text-align="center"/>
      <style:text-properties fo:color="#800000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color="#800000" fo:font-size="28pt" fo:font-style="italic" style:font-size-asian="28pt" style:font-style-asian="italic" style:font-size-complex="28pt" style:font-style-complex="italic"/>
    </style:style>
    <style:style style:name="P22" style:family="paragraph">
      <loext:graphic-properties draw:fill-color="#ffffff"/>
      <style:paragraph-properties fo:text-align="center"/>
      <style:text-properties fo:color="#800000" style:font-name="Ubuntu" fo:font-size="32pt" style:text-underline-style="none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800000" fo:font-size="13pt" style:font-size-asian="13pt" style:font-size-complex="13pt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WenQuanYi Micro Hei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fo:background-color="transparent" style:font-name-asian="WenQuanYi Micro Hei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fo:background-color="transparent" style:font-name-asian="WenQuanYi Micro Hei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Proof by Contradictio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2016-10-02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 by Contradiction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Proof by contradiction</text:span><text:span text:style-name="T6"><text:line-break/></text:span><text:span text:style-name="T6"/></text:p>
              </text:list-item>
              <text:list-item>
                <text:p text:style-name="P4"><text:span text:style-name="T6"><text:s/></text:span><text:span text:style-name="T6">Existence/non-existence proof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 by Contradiction</text:span></text:p>
          </draw:text-box>
        </draw:frame>
        <draw:frame presentation:style-name="pr5" draw:text-style-name="P11" draw:layer="layout" svg:width="23.622cm" svg:height="11.395cm" svg:x="2.286cm" svg:y="4.572cm">
          <draw:text-box>
            <text:p text:style-name="P10"><text:span text:style-name="T7">From the book:</text:span></text:p>
            <text:p text:style-name="P10"><text:span text:style-name="T7"/></text:p>
            <text:p><text:span text:style-name="T7">“</text:span><text:span text:style-name="T7">One way to think about direct proof and proof by contrapositive is that they both demonstrate, in different ways, that </text:span><text:span text:style-name="T8">there cannot possibly be a counterexample to the theorem.</text:span><text:span text:style-name="T7"> Thus, we know the theorem must be true for all elements of the doma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 by Contradiction</text:span></text:p>
          </draw:text-box>
        </draw:frame>
        <draw:frame presentation:style-name="pr6" draw:text-style-name="P11" draw:layer="layout" svg:width="23.622cm" svg:height="11.395cm" svg:x="2.286cm" svg:y="4.572cm">
          <draw:text-box>
            <text:p><text:span text:style-name="T7">These proof techniques are based on the two properties that a potential counterexample to a given implication must possess:</text:span></text:p>
            <text:p><text:span text:style-name="T7"/></text:p>
            <text:list text:style-name="L2">
              <text:list-item>
                <text:p text:style-name="P4"><text:span text:style-name="T7">It must make the hypothesis of the implication true.</text:span></text:p>
              </text:list-item>
              <text:list-item>
                <text:p text:style-name="P4"><text:span text:style-name="T7">It must make the conclusion of the implication fals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 by Contradiction</text:span></text:p>
          </draw:text-box>
        </draw:frame>
        <draw:frame presentation:style-name="pr7" draw:text-style-name="P12" draw:layer="layout" svg:width="23.622cm" svg:height="11.395cm" svg:x="2.286cm" svg:y="4.572cm">
          <draw:text-box>
            <text:p><text:span text:style-name="T9">In a </text:span><text:span text:style-name="T10">direct proof</text:span><text:span text:style-name="T9">, we choose an element satisfying property 1, and that element cannot satisfy property 2, so we cannot find a counterexample.</text:span></text:p>
            <text:p><text:span text:style-name="T11"/></text:p>
            <text:p><text:span text:style-name="T9">When we show the </text:span><text:span text:style-name="T10">contrapositive</text:span><text:span text:style-name="T9">, if we choose an element satisfying property 2, then the same element cannot satisfy property 1.</text:span></text:p>
            <text:p><text:span text:style-name="T11"/></text:p>
            <text:p><text:span text:style-name="T9">In </text:span><text:span text:style-name="T12">p</text:span><text:span text:style-name="T10">roof by contradiction</text:span><text:span text:style-name="T9">, we assume a counterexample is found, and we show that it cannot possibly be true because it would lead to a contradiction – a statement that we know to be false. Thus we are showing that properties 1 and 2 are logically incompatibl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3">Example</text:span></text:p>
          </draw:text-box>
        </draw:frame>
        <draw:frame presentation:style-name="pr8" draw:text-style-name="P13" draw:layer="layout" svg:width="23.622cm" svg:height="1.524cm" svg:x="2.286cm" svg:y="4.064cm">
          <draw:text-box>
            <text:p><text:span text:style-name="T14">“</text:span><text:span text:style-name="T14">Prove by contradiction: If</text:span><text:span text:style-name="T14"><text:tab/></text:span><text:span text:style-name="T14"><text:tab/></text:span><text:span text:style-name="T14"> is even, then </text:span><text:span text:style-name="T14"><text:tab/></text:span><text:span text:style-name="T14">is even.”</text:span></text:p>
          </draw:text-box>
        </draw:frame>
        <draw:frame draw:style-name="gr4" draw:text-style-name="P14" draw:layer="layout" svg:width="0.68cm" svg:height="0.963cm" svg:x="0.55cm" svg:y="11.685cm">
          <draw:text-box>
            <text:p><text:s/></text:p>
          </draw:text-box>
        </draw:frame>
        <draw:frame presentation:style-name="pr9" draw:text-style-name="P11" draw:layer="layout" svg:width="11.684cm" svg:height="11.337cm" svg:x="2.286cm" svg:y="6.393cm">
          <draw:text-box>
            <text:list text:style-name="L2">
              <text:list-item>
                <text:p text:style-name="P4"><text:span text:style-name="T9">Assume we’ve found a case that results in the proposition being </text:span><text:span text:style-name="T15">not true.</text:span><text:span text:style-name="T9"><text:line-break/></text:span><text:span text:style-name="T9"/></text:p>
              </text:list-item>
              <text:list-item>
                <text:p text:style-name="P4"><text:span text:style-name="T9">Figure out how to represent the statement mathematically: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4"><text:span text:style-name="T9">Simplify: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4"><text:span text:style-name="T9">Result:</text:span></text:p>
              </text:list-item>
            </text:list>
          </draw:text-box>
        </draw:frame>
        <draw:frame draw:style-name="gr5" draw:text-style-name="P10" draw:layer="layout" svg:width="2.263cm" svg:height="0.788cm" svg:x="15.771cm" svg:y="10.1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10" draw:layer="layout" svg:width="2.693cm" svg:height="0.7cm" svg:x="21.945cm" svg:y="10.2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5" draw:layer="layout" svg:width="8.382cm" svg:height="0.763cm" svg:x="16.002cm" svg:y="10.938cm">
          <draw:text-box>
            <text:p><text:span text:style-name="T16">So we represent the proposition with:</text:span></text:p>
          </draw:text-box>
        </draw:frame>
        <draw:frame draw:style-name="gr5" draw:text-style-name="P10" draw:layer="layout" svg:width="3.921cm" svg:height="0.827cm" svg:x="18.431cm" svg:y="11.7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4.759cm" svg:height="0.786cm" svg:x="17.847cm" svg:y="13.0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7" draw:text-style-name="P16" draw:layer="layout" svg:x1="1.778cm" svg:y1="9.444cm" svg:x2="26.416cm" svg:y2="9.444cm">
          <text:p/>
        </draw:line>
        <draw:frame draw:style-name="gr5" draw:text-style-name="P10" draw:layer="layout" svg:width="4.956cm" svg:height="0.786cm" svg:x="17.78cm" svg:y="14.0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0" draw:layer="layout" svg:width="4.618cm" svg:height="1.489cm" svg:x="17.988cm" svg:y="15.1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6" draw:layer="layout" svg:x1="1.778cm" svg:y1="12.944cm" svg:x2="26.416cm" svg:y2="12.944cm">
          <text:p/>
        </draw:line>
        <draw:frame draw:style-name="gr8" draw:text-style-name="P17" draw:layer="layout" svg:width="19.304cm" svg:height="0.839cm" svg:x="6.858cm" svg:y="16.941cm">
          <draw:text-box>
            <text:p text:style-name="P10"><text:span text:style-name="T17">The result is a fraction, not an integer, therefore no counterexample exists.</text:span></text:p>
          </draw:text-box>
        </draw:frame>
        <draw:line draw:style-name="gr7" draw:text-style-name="P16" draw:layer="layout" svg:x1="1.778cm" svg:y1="16.744cm" svg:x2="26.416cm" svg:y2="16.744cm">
          <text:p/>
        </draw:line>
        <draw:frame draw:style-name="gr9" draw:text-style-name="P18" draw:layer="layout" svg:width="10.414cm" svg:height="1.275cm" svg:x="14.732cm" svg:y="6.095cm">
          <draw:text-box>
            <text:p text:style-name="P10"><text:span text:style-name="T16">We have found some </text:span><text:span text:style-name="T16"><text:tab/></text:span><text:span text:style-name="T16">that is even,</text:span><text:span text:style-name="T16"><text:line-break/></text:span><text:span text:style-name="T16">for </text:span><text:span text:style-name="T16"><text:tab/></text:span><text:span text:style-name="T16">being odd.</text:span></text:p>
          </draw:text-box>
        </draw:frame>
        <draw:frame draw:style-name="gr5" draw:text-style-name="P10" draw:layer="layout" svg:width="0.823cm" svg:height="0.788cm" svg:x="20.513cm" svg:y="5.9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0" draw:layer="layout" svg:width="0.628cm" svg:height="0.7cm" svg:x="18.796cm" svg:y="6.60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0" draw:layer="layout" svg:width="0.823cm" svg:height="0.788cm" svg:x="14.163cm" svg:y="4.1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0" draw:layer="layout" svg:width="0.628cm" svg:height="0.7cm" svg:x="20.44cm" svg:y="4.22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 by Contradiction</text:span></text:p>
          </draw:text-box>
        </draw:frame>
        <draw:frame presentation:style-name="pr10" draw:text-style-name="P11" draw:layer="layout" svg:width="23.622cm" svg:height="11.395cm" svg:x="2.286cm" svg:y="4.572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et’s work out some more example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Existence Proofs</text:span></text:p>
          </draw:text-box>
        </draw:frame>
        <draw:frame presentation:style-name="pr11" draw:text-style-name="P11" draw:layer="layout" svg:width="23.622cm" svg:height="11.395cm" svg:x="2.286cm" svg:y="4.572cm">
          <draw:text-box>
            <text:p><text:span text:style-name="T7">An </text:span><text:span text:style-name="T8">existence proof</text:span><text:span text:style-name="T7"> is a proof of a theorem characterized as “There exists </text:span><text:span text:style-name="T18">x</text:span><text:span text:style-name="T7"> in some domain D such that P(x)”. Likewise, the proof of a theorem characterized as “There does not exist an x in some domain D such that P(x)” is called a </text:span><text:span text:style-name="T8">nonexistence proof</text:span><text:span text:style-name="T7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3">Example</text:span></text:p>
          </draw:text-box>
        </draw:frame>
        <draw:frame presentation:style-name="pr12" draw:text-style-name="P13" draw:layer="layout" svg:width="23.622cm" svg:height="1.593cm" svg:x="2.286cm" svg:y="4.064cm">
          <draw:text-box>
            <text:p><text:span text:style-name="T11">“</text:span><text:span text:style-name="T11">There exists a positive rational number </text:span><text:span text:style-name="T19">r</text:span><text:span text:style-name="T11"> such that</text:span><text:span text:style-name="T11"><text:tab/></text:span><text:span text:style-name="T11"><text:tab/></text:span><text:span text:style-name="T11"><text:tab/></text:span><text:span text:style-name="T11"><text:tab/></text:span><text:span text:style-name="T11">”</text:span></text:p>
            <text:p text:style-name="P10"><text:span text:style-name="T20">With this one, we can solve by getting the roots of the polynomial.</text:span></text:p>
          </draw:text-box>
        </draw:frame>
        <draw:frame draw:style-name="gr4" draw:text-style-name="P20" draw:layer="layout" svg:width="0.68cm" svg:height="0.963cm" svg:x="0.55cm" svg:y="11.685cm">
          <draw:text-box>
            <text:p><text:span text:style-name="T21"><text:s/></text:span></text:p>
          </draw:text-box>
        </draw:frame>
        <draw:frame presentation:style-name="pr13" draw:text-style-name="P11" draw:layer="layout" svg:width="11.684cm" svg:height="9.796cm" svg:x="2.286cm" svg:y="6.393cm">
          <draw:text-box>
            <text:list text:style-name="L2">
              <text:list-item>
                <text:p text:style-name="P4"><text:span text:style-name="T9">Rewrite:</text:span><text:span text:style-name="T9"><text:line-break/></text:span><text:span text:style-name="T9"/></text:p>
              </text:list-item>
              <text:list-item>
                <text:p text:style-name="P4"><text:span text:style-name="T9">Factor:</text:span><text:span text:style-name="T9"><text:line-break/></text:span><text:span text:style-name="T9"/></text:p>
              </text:list-item>
              <text:list-item>
                <text:p text:style-name="P4"><text:span text:style-name="T9">Find roots: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4"><text:span text:style-name="T9">Result:</text:span></text:p>
              </text:list-item>
            </text:list>
          </draw:text-box>
        </draw:frame>
        <draw:frame draw:style-name="gr5" draw:text-style-name="P10" draw:layer="layout" svg:width="4.624cm" svg:height="0.788cm" svg:x="18.998cm" svg:y="6.32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0" draw:layer="layout" svg:width="5.122cm" svg:height="0.758cm" svg:x="18.796cm" svg:y="8.1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0" draw:layer="layout" svg:width="2.502cm" svg:height="1.489cm" svg:x="18.288cm" svg:y="9.90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7" draw:text-style-name="P16" draw:layer="layout" svg:x1="1.778cm" svg:y1="7.644cm" svg:x2="26.416cm" svg:y2="7.644cm">
          <text:p/>
        </draw:line>
        <draw:frame draw:style-name="gr5" draw:text-style-name="P10" draw:layer="layout" svg:width="1.576cm" svg:height="1.489cm" svg:x="22.554cm" svg:y="9.90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7" draw:text-style-name="P16" draw:layer="layout" svg:x1="1.778cm" svg:y1="9.444cm" svg:x2="26.416cm" svg:y2="9.444cm">
          <text:p/>
        </draw:line>
        <draw:frame draw:style-name="gr8" draw:text-style-name="P21" draw:layer="layout" svg:width="19.304cm" svg:height="0.839cm" svg:x="6.858cm" svg:y="12.623cm">
          <draw:text-box>
            <text:p text:style-name="P10"><text:span text:style-name="T17">We have found a positive rational root, so the proposition is true.</text:span></text:p>
          </draw:text-box>
        </draw:frame>
        <draw:line draw:style-name="gr7" draw:text-style-name="P16" draw:layer="layout" svg:x1="1.778cm" svg:y1="11.744cm" svg:x2="26.416cm" svg:y2="11.744cm">
          <text:p/>
        </draw:line>
        <draw:frame draw:style-name="gr5" draw:text-style-name="P10" draw:layer="layout" svg:width="3.752cm" svg:height="0.786cm" svg:x="20.378cm" svg:y="4.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4" draw:text-style-name="P22" draw:layer="layout" svg:width="23.622cm" svg:height="2.389cm" svg:x="2.286cm" svg:y="15.065cm">
          <draw:text-box>
            <text:p><text:span text:style-name="T20">In other cases, this type of proof only requires that we find one value that makes the existence (there exists at least one…) true,</text:span><text:span text:style-name="T20"><text:line-break/></text:span><text:span text:style-name="T20">and don’t necessarily require much computa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03T11:32:54.055441908</dc:date>
    <meta:editing-duration>PT4H58M18S</meta:editing-duration>
    <meta:editing-cycles>239</meta:editing-cycles>
    <meta:generator>LibreOffice/5.1.4.2$Linux_X86_64 LibreOffice_project/10m0$Build-2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row>
        <mi>n</mi>
        <mo stretchy="false">=</mo>
        <mn>2</mn>
      </mrow>
      <mrow>
        <mi>L</mi>
        <mo stretchy="false">+</mo>
        <mn>1</mn>
      </mrow>
    </mrow>
    <annotation encoding="StarMath 5.0">n = 2L+1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row>
      <mn>6</mn>
      <mrow>
        <msup>
          <mi>r</mi>
          <mn>2</mn>
        </msup>
        <mo stretchy="false">+</mo>
        <mn>11</mn>
      </mrow>
      <mrow>
        <mrow>
          <mi>r</mi>
          <mo stretchy="false">−</mo>
          <mn>35</mn>
        </mrow>
        <mo stretchy="false">=</mo>
        <mn>0</mn>
      </mrow>
    </mrow>
    <annotation encoding="StarMath 5.0">6r^2 + 11r - 35 = 0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r</mi>
              <mo stretchy="false">−</mo>
              <mn>5</mn>
            </mrow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r</mi>
                <mo stretchy="false">+</mo>
                <mn>7</mn>
              </mrow>
            </mrow>
          </mrow>
          <mo fence="true" stretchy="false">)</mo>
        </mrow>
        <mo stretchy="false">=</mo>
        <mn>0</mn>
      </mrow>
    </mrow>
    <annotation encoding="StarMath 5.0">(3r-5)( 2r+7 ) = 0</annotation>
  </semantics>
</math>
</file>

<file path=Object 19/content.xml><?xml version="1.0" encoding="utf-8"?>
<math xmlns="http://www.w3.org/1998/Math/MathML" display="block">
  <semantics>
    <mrow>
      <mi>r</mi>
      <mo stretchy="false">=</mo>
      <mrow>
        <mo stretchy="false">−</mo>
        <mrow>
          <mo fence="true" stretchy="false">(</mo>
          <mrow>
            <mfrac>
              <mn>7</mn>
              <mn>2</mn>
            </mfrac>
          </mrow>
          <mo fence="true" stretchy="false">)</mo>
        </mrow>
      </mrow>
    </mrow>
    <annotation encoding="StarMath 5.0">r = - (7 over 2)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L</mi>
                  <mo stretchy="false">+</mo>
                  <mn>1</mn>
                </mrow>
              </mrow>
            </mrow>
            <mo fence="true" stretchy="false">)</mo>
          </mrow>
          <mn>2</mn>
        </msup>
        <mo stretchy="false">=</mo>
        <mn>2</mn>
      </mrow>
      <mi>K</mi>
    </mrow>
    <annotation encoding="StarMath 5.0">( 2L+1 )^2 = 2K</annotation>
  </semantics>
</math>
</file>

<file path=Object 20/content.xml><?xml version="1.0" encoding="utf-8"?>
<math xmlns="http://www.w3.org/1998/Math/MathML" display="block">
  <semantics>
    <mrow>
      <mi>r</mi>
      <mo stretchy="false">=</mo>
      <mfrac>
        <mn>5</mn>
        <mn>3</mn>
      </mfrac>
    </mrow>
    <annotation encoding="StarMath 5.0">r = 5 over 3</annotation>
  </semantics>
</math>
</file>

<file path=Object 3/content.xml><?xml version="1.0" encoding="utf-8"?>
<math xmlns="http://www.w3.org/1998/Math/MathML" display="block">
  <semantics>
    <mrow>
      <mn>4</mn>
      <mrow>
        <msup>
          <mi>L</mi>
          <mn>2</mn>
        </msup>
        <mo stretchy="false">+</mo>
        <mn>4</mn>
      </mrow>
      <mrow>
        <mrow>
          <mi>L</mi>
          <mo stretchy="false">+</mo>
          <mn>1</mn>
        </mrow>
        <mo stretchy="false">=</mo>
        <mn>2</mn>
      </mrow>
      <mi>K</mi>
    </mrow>
    <annotation encoding="StarMath 5.0">4L^2 + 4L + 1 = 2K</annotation>
  </semantics>
</math>
</file>

<file path=Object 35/content.xml><?xml version="1.0" encoding="utf-8"?>
<math xmlns="http://www.w3.org/1998/Math/MathML" display="block">
  <semantics>
    <mrow>
      <mrow>
        <msup>
          <mi>n</mi>
          <mn>2</mn>
        </msup>
        <mo stretchy="false">=</mo>
        <mn>2</mn>
      </mrow>
      <mi>K</mi>
    </mrow>
    <annotation encoding="StarMath 5.0">n^2 = 2K</annotation>
  </semantics>
</math>
</file>

<file path=Object 4/content.xml><?xml version="1.0" encoding="utf-8"?>
<math xmlns="http://www.w3.org/1998/Math/MathML" display="block">
  <semantics>
    <mrow>
      <mrow>
        <mn>1</mn>
        <mo stretchy="false">=</mo>
        <mn>2</mn>
      </mrow>
      <mrow>
        <mi>K</mi>
        <mo stretchy="false">−</mo>
        <mn>4</mn>
      </mrow>
      <mrow>
        <msup>
          <mi>L</mi>
          <mn>2</mn>
        </msup>
        <mo stretchy="false">−</mo>
        <mn>4</mn>
      </mrow>
      <mi>L</mi>
    </mrow>
    <annotation encoding="StarMath 5.0">1 = 2K - 4L^2 - 4L</annotation>
  </semantics>
</math>
</file>

<file path=Object 5/content.xml><?xml version="1.0" encoding="utf-8"?>
<math xmlns="http://www.w3.org/1998/Math/MathML" display="block">
  <semantics>
    <mrow>
      <mrow>
        <mfrac>
          <mn>1</mn>
          <mn>2</mn>
        </mfrac>
        <mo stretchy="false">=</mo>
        <mrow>
          <mi>K</mi>
          <mo stretchy="false">−</mo>
          <mn>2</mn>
        </mrow>
      </mrow>
      <mrow>
        <msup>
          <mi>L</mi>
          <mn>2</mn>
        </msup>
        <mo stretchy="false">−</mo>
        <mn>2</mn>
      </mrow>
      <mi>L</mi>
    </mrow>
    <annotation encoding="StarMath 5.0">1 over 2 = K - 2L^2 - 2L</annotation>
  </semantics>
</math>
</file>

<file path=Object 6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n>6</mn>
      <mrow>
        <msup>
          <mi>r</mi>
          <mn>2</mn>
        </msup>
        <mo stretchy="false">+</mo>
        <mn>11</mn>
      </mrow>
      <mrow>
        <mi>r</mi>
        <mo stretchy="false">=</mo>
        <mn>35</mn>
      </mrow>
    </mrow>
    <annotation encoding="StarMath 5.0">6r^2 + 11r = 35</annotation>
  </semantics>
</math>
</file>

<file path=Object 9/content.xml><?xml version="1.0" encoding="utf-8"?>
<math xmlns="http://www.w3.org/1998/Math/MathML" display="block">
  <semantics>
    <msup>
      <mi>n</mi>
      <mn>2</mn>
    </msup>
    <annotation encoding="StarMath 5.0">n^2</annotation>
  </semantics>
</math>
</file>